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1d5" officeooo:paragraph-rsid="000651d5"/>
    </style:style>
    <style:style style:name="P2" style:family="paragraph" style:parent-style-name="Standard">
      <style:text-properties officeooo:rsid="000651d5" officeooo:paragraph-rsid="000651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github:</text:p>
      <text:p text:style-name="P1"/>
      <text:p text:style-name="P1"><text:bookmark text:name="new-oauth-token"/><text:span text:style-name="Source_20_Text">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</text:span></text:p>
      <text:p text:style-name="P1"/>
      <text:p text:style-name="P1">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</text:p>
      <text:p text:style-name="P1"/>
      <text:p text:style-name="P1">ghp_b2fpQ7aIJrg2FXY7q1Xien2TPHEKYq3qw92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4:40:40.404445097</meta:creation-date>
    <dc:date>2021-09-29T15:42:47.596007149</dc:date>
    <meta:editing-duration>PT8H55M4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" meta:word-count="5" meta:character-count="133" meta:non-whitespace-character-count="132"/>
  </office:meta>
</office:document-meta>
</file>